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2A0000002AAEC81DAD.jpg"/>
  <manifest:file-entry manifest:media-type="image/jpeg" manifest:full-path="Pictures/10000000000001B800000158193D93A7.jpg"/>
  <manifest:file-entry manifest:media-type="image/png" manifest:full-path="Pictures/10000201000000840000003F58C0AC2A.png"/>
  <manifest:file-entry manifest:media-type="image/png" manifest:full-path="Pictures/10000201000002780000001A8875D17B.png"/>
  <manifest:file-entry manifest:media-type="image/png" manifest:full-path="Pictures/100002010000033000000004E4B571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Noto Serif" svg:font-family="'Noto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erif1" svg:font-family="'Noto Serif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Bảng1" style:family="table">
      <style:table-properties style:width="4.8653in" fo:margin-left="0.1007in" fo:margin-top="0in" fo:margin-bottom="0in" table:align="left" style:writing-mode="lr-tb"/>
    </style:style>
    <style:style style:name="Bảng1.A" style:family="table-column">
      <style:table-column-properties style:column-width="2.2389in"/>
    </style:style>
    <style:style style:name="Bảng1.B" style:family="table-column">
      <style:table-column-properties style:column-width="2.6257in"/>
    </style:style>
    <style:style style:name="Bảng1.1" style:family="table-row">
      <style:table-row-properties style:min-row-height="0.1736in" style:keep-together="true" fo:keep-together="auto"/>
    </style:style>
    <style:style style:name="Bảng1.A1" style:family="table-cell">
      <style:table-cell-properties fo:padding="0in" fo:border="0.0139in solid #000001"/>
    </style:style>
    <style:style style:name="Bảng2" style:family="table">
      <style:table-properties style:width="6.2604in" fo:margin-left="0.1007in" fo:margin-top="0in" fo:margin-bottom="0in" table:align="left" style:writing-mode="lr-tb"/>
    </style:style>
    <style:style style:name="Bảng2.A" style:family="table-column">
      <style:table-column-properties style:column-width="2.8118in"/>
    </style:style>
    <style:style style:name="Bảng2.B" style:family="table-column">
      <style:table-column-properties style:column-width="0.3222in"/>
    </style:style>
    <style:style style:name="Bảng2.C" style:family="table-column">
      <style:table-column-properties style:column-width="2.8021in"/>
    </style:style>
    <style:style style:name="Bảng2.D" style:family="table-column">
      <style:table-column-properties style:column-width="0.3236in"/>
    </style:style>
    <style:style style:name="Bảng2.1" style:family="table-row">
      <style:table-row-properties style:min-row-height="0.5278in" style:keep-together="true" fo:keep-together="auto"/>
    </style:style>
    <style:style style:name="Bảng2.A1" style:family="table-cell">
      <style:table-cell-properties style:vertical-align="middle" fo:padding="0in" fo:border="0.0139in solid #000001"/>
    </style:style>
    <style:style style:name="Bảng2.4" style:family="table-row">
      <style:table-row-properties style:min-row-height="0.3507in" style:keep-together="true" fo:keep-together="auto"/>
    </style:style>
    <style:style style:name="Bảng3" style:family="table">
      <style:table-properties style:width="6.2694in" fo:margin-left="0.1007in" fo:margin-top="0in" fo:margin-bottom="0in" table:align="left" style:writing-mode="lr-tb"/>
    </style:style>
    <style:style style:name="Bảng3.A" style:family="table-column">
      <style:table-column-properties style:column-width="0.8951in"/>
    </style:style>
    <style:style style:name="Bảng3.B" style:family="table-column">
      <style:table-column-properties style:column-width="0.8958in"/>
    </style:style>
    <style:style style:name="Bảng3.C" style:family="table-column">
      <style:table-column-properties style:column-width="0.8944in"/>
    </style:style>
    <style:style style:name="Bảng3.G" style:family="table-column">
      <style:table-column-properties style:column-width="0.8972in"/>
    </style:style>
    <style:style style:name="Bảng3.1" style:family="table-row">
      <style:table-row-properties style:min-row-height="0.1576in" style:keep-together="true" fo:keep-together="auto"/>
    </style:style>
    <style:style style:name="Bảng3.A1" style:family="table-cell">
      <style:table-cell-properties fo:padding="0in" fo:border="0.0139in solid #000001"/>
    </style:style>
    <style:style style:name="Bảng3.2" style:family="table-row">
      <style:table-row-properties style:min-row-height="0.1736in" style:keep-together="true" fo:keep-together="auto"/>
    </style:style>
    <style:style style:name="Bảng3.A2" style:family="table-cell">
      <style:table-cell-properties style:vertical-align="middle" fo:padding="0in" fo:border="0.0139in solid #000001"/>
    </style:style>
    <style:style style:name="Bảng4" style:family="table">
      <style:table-properties style:width="6.2604in" fo:margin-left="0.1007in" fo:margin-top="0in" fo:margin-bottom="0in" table:align="left" style:writing-mode="lr-tb"/>
    </style:style>
    <style:style style:name="Bảng4.A" style:family="table-column">
      <style:table-column-properties style:column-width="2.6243in"/>
    </style:style>
    <style:style style:name="Bảng4.B" style:family="table-column">
      <style:table-column-properties style:column-width="3.6354in"/>
    </style:style>
    <style:style style:name="Bảng4.1" style:family="table-row">
      <style:table-row-properties style:min-row-height="0.1736in" style:keep-together="true" fo:keep-together="auto"/>
    </style:style>
    <style:style style:name="Bảng4.A1" style:family="table-cell">
      <style:table-cell-properties fo:padding="0in" fo:border="0.0139in solid #000001"/>
    </style:style>
    <style:style style:name="Bảng5" style:family="table">
      <style:table-properties style:width="6.2604in" fo:margin-left="0.1007in" fo:margin-top="0in" fo:margin-bottom="0in" table:align="left" style:writing-mode="lr-tb"/>
    </style:style>
    <style:style style:name="Bảng5.A" style:family="table-column">
      <style:table-column-properties style:column-width="2.6347in"/>
    </style:style>
    <style:style style:name="Bảng5.B" style:family="table-column">
      <style:table-column-properties style:column-width="2.5514in"/>
    </style:style>
    <style:style style:name="Bảng5.C" style:family="table-column">
      <style:table-column-properties style:column-width="1.0743in"/>
    </style:style>
    <style:style style:name="Bảng5.1" style:family="table-row">
      <style:table-row-properties style:min-row-height="0.7049in" style:keep-together="true" fo:keep-together="auto"/>
    </style:style>
    <style:style style:name="Bảng5.A1" style:family="table-cell">
      <style:table-cell-properties style:vertical-align="middle" fo:padding="0in" fo:border="0.0139in solid #000001"/>
    </style:style>
    <style:style style:name="Bảng5.2" style:family="table-row">
      <style:table-row-properties style:min-row-height="0.1736in" style:keep-together="true" fo:keep-together="auto"/>
    </style:style>
    <style:style style:name="Bảng5.A2" style:family="table-cell">
      <style:table-cell-properties fo:padding="0in" fo:border="0.0139in solid #000001"/>
    </style:style>
    <style:style style:name="Bảng6" style:family="table">
      <style:table-properties style:width="6.2604in" fo:margin-left="0.1007in" fo:margin-top="0in" fo:margin-bottom="0in" table:align="left" style:writing-mode="lr-tb"/>
    </style:style>
    <style:style style:name="Bảng6.A" style:family="table-column">
      <style:table-column-properties style:column-width="3.7493in"/>
    </style:style>
    <style:style style:name="Bảng6.B" style:family="table-column">
      <style:table-column-properties style:column-width="2.5104in"/>
    </style:style>
    <style:style style:name="Bảng6.1" style:family="table-row">
      <style:table-row-properties style:min-row-height="0.1736in" style:keep-together="true" fo:keep-together="auto"/>
    </style:style>
    <style:style style:name="Bảng6.A1" style:family="table-cell">
      <style:table-cell-properties style:vertical-align="middle" fo:padding="0in" fo:border="0.0139in solid #000001"/>
    </style:style>
    <style:style style:name="Bảng6.4" style:family="table-row">
      <style:table-row-properties style:min-row-height="0.2826in" style:keep-together="true" fo:keep-together="auto"/>
    </style:style>
    <style:style style:name="Bảng7" style:family="table">
      <style:table-properties style:width="6.2604in" fo:margin-left="0.1007in" fo:margin-top="0in" fo:margin-bottom="0in" table:align="left" style:writing-mode="lr-tb"/>
    </style:style>
    <style:style style:name="Bảng7.A" style:family="table-column">
      <style:table-column-properties style:column-width="2.2493in"/>
    </style:style>
    <style:style style:name="Bảng7.B" style:family="table-column">
      <style:table-column-properties style:column-width="1.5618in"/>
    </style:style>
    <style:style style:name="Bảng7.C" style:family="table-column">
      <style:table-column-properties style:column-width="0.9681in"/>
    </style:style>
    <style:style style:name="Bảng7.D" style:family="table-column">
      <style:table-column-properties style:column-width="1.4806in"/>
    </style:style>
    <style:style style:name="Bảng7.1" style:family="table-row">
      <style:table-row-properties style:min-row-height="0.7049in" style:keep-together="true" fo:keep-together="auto"/>
    </style:style>
    <style:style style:name="Bảng7.A1" style:family="table-cell">
      <style:table-cell-properties style:vertical-align="middle" fo:padding="0in" fo:border="0.0139in solid #000001"/>
    </style:style>
    <style:style style:name="Bảng7.2" style:family="table-row">
      <style:table-row-properties style:min-row-height="0.1736in" style:keep-together="true" fo:keep-together="auto"/>
    </style:style>
    <style:style style:name="Bảng8" style:family="table">
      <style:table-properties style:width="6.2507in" fo:margin-left="0.1007in" fo:margin-top="0in" fo:margin-bottom="0in" table:align="left" style:writing-mode="lr-tb"/>
    </style:style>
    <style:style style:name="Bảng8.A" style:family="table-column">
      <style:table-column-properties style:column-width="3.125in"/>
    </style:style>
    <style:style style:name="Bảng8.1" style:family="table-row">
      <style:table-row-properties style:min-row-height="0.3507in" style:keep-together="true" fo:keep-together="auto"/>
    </style:style>
    <style:style style:name="Bảng8.A1" style:family="table-cell">
      <style:table-cell-properties style:vertical-align="middle" fo:padding="0in" fo:border="0.0139in solid #000001"/>
    </style:style>
    <style:style style:name="Bảng8.2" style:family="table-row">
      <style:table-row-properties style:min-row-height="0.1736in" style:keep-together="true" fo:keep-together="auto"/>
    </style:style>
    <style:style style:name="Bảng8.A2" style:family="table-cell">
      <style:table-cell-properties fo:padding="0in" fo:border="0.0139in solid #000001"/>
    </style:style>
    <style:style style:name="Bảng9" style:family="table">
      <style:table-properties style:width="6.2604in" fo:margin-left="0.1007in" fo:margin-top="0in" fo:margin-bottom="0in" table:align="left" style:writing-mode="lr-tb"/>
    </style:style>
    <style:style style:name="Bảng9.A" style:family="table-column">
      <style:table-column-properties style:column-width="3.9993in"/>
    </style:style>
    <style:style style:name="Bảng9.B" style:family="table-column">
      <style:table-column-properties style:column-width="2.2604in"/>
    </style:style>
    <style:style style:name="Bảng9.1" style:family="table-row">
      <style:table-row-properties style:min-row-height="0.3507in" style:keep-together="true" fo:keep-together="auto"/>
    </style:style>
    <style:style style:name="Bảng9.A1" style:family="table-cell">
      <style:table-cell-properties style:vertical-align="middle" fo:padding="0in" fo:border="0.0139in solid #000001"/>
    </style:style>
    <style:style style:name="Bảng9.2" style:family="table-row">
      <style:table-row-properties style:min-row-height="0.1736in" style:keep-together="true" fo:keep-together="auto"/>
    </style:style>
    <style:style style:name="Bảng10" style:family="table">
      <style:table-properties style:width="6.2604in" fo:margin-left="0.1007in" fo:margin-top="0in" fo:margin-bottom="0in" table:align="left" style:writing-mode="lr-tb"/>
    </style:style>
    <style:style style:name="Bảng10.A" style:family="table-column">
      <style:table-column-properties style:column-width="4.2493in"/>
    </style:style>
    <style:style style:name="Bảng10.B" style:family="table-column">
      <style:table-column-properties style:column-width="0.3014in"/>
    </style:style>
    <style:style style:name="Bảng10.C" style:family="table-column">
      <style:table-column-properties style:column-width="0.3021in"/>
    </style:style>
    <style:style style:name="Bảng10.F" style:family="table-column">
      <style:table-column-properties style:column-width="0.3125in"/>
    </style:style>
    <style:style style:name="Bảng10.G" style:family="table-column">
      <style:table-column-properties style:column-width="0.491in"/>
    </style:style>
    <style:style style:name="Bảng10.1" style:family="table-row">
      <style:table-row-properties style:min-row-height="0.3507in" style:keep-together="true" fo:keep-together="auto"/>
    </style:style>
    <style:style style:name="Bảng10.A1" style:family="table-cell">
      <style:table-cell-properties style:vertical-align="middle" fo:padding="0in" fo:border="0.0139in solid #000001"/>
    </style:style>
    <style:style style:name="Bảng10.B1" style:family="table-cell">
      <style:table-cell-properties fo:padding="0in" fo:border="0.0139in solid #000001"/>
    </style:style>
    <style:style style:name="Bảng10.2" style:family="table-row">
      <style:table-row-properties style:min-row-height="0.5278in" style:keep-together="true" fo:keep-together="auto"/>
    </style:style>
    <style:style style:name="Bảng11" style:family="table">
      <style:table-properties style:width="6.2604in" fo:margin-left="0.1007in" fo:margin-top="0in" fo:margin-bottom="0in" table:align="left" style:writing-mode="lr-tb"/>
    </style:style>
    <style:style style:name="Bảng11.A" style:family="table-column">
      <style:table-column-properties style:column-width="4.7493in"/>
    </style:style>
    <style:style style:name="Bảng11.B" style:family="table-column">
      <style:table-column-properties style:column-width="1.5104in"/>
    </style:style>
    <style:style style:name="Bảng11.1" style:family="table-row">
      <style:table-row-properties style:min-row-height="0.3507in" style:keep-together="true" fo:keep-together="auto"/>
    </style:style>
    <style:style style:name="Bảng11.A1" style:family="table-cell">
      <style:table-cell-properties style:vertical-align="middle" fo:padding="0in" fo:border="0.0139in solid #000001"/>
    </style:style>
    <style:style style:name="Bảng11.2" style:family="table-row">
      <style:table-row-properties style:min-row-height="0.1736in" style:keep-together="true" fo:keep-together="auto"/>
    </style:style>
    <style:style style:name="Bảng11.A2" style:family="table-cell">
      <style:table-cell-properties fo:padding="0in" fo:border="0.0139in solid #000001"/>
    </style:style>
    <style:style style:name="P1" style:family="paragraph" style:parent-style-name="Standard">
      <style:paragraph-properties fo:margin-left="0.9409in" fo:margin-right="0.0264in" fo:text-align="center" style:justify-single-word="false" fo:text-indent="0in" style:auto-text-indent="false"/>
    </style:style>
    <style:style style:name="P2" style:family="paragraph" style:parent-style-name="Standard">
      <style:paragraph-properties fo:margin-left="0.9689in" fo:margin-right="0in" fo:line-height="0.2138in" fo:text-indent="0in" style:auto-text-indent="false"/>
    </style:style>
    <style:style style:name="P3" style:family="paragraph" style:parent-style-name="Standard">
      <style:paragraph-properties fo:margin-left="0.9689in" fo:margin-right="0in" fo:line-height="0.189in" fo:text-indent="0in" style:auto-text-indent="false"/>
    </style:style>
    <style:style style:name="P4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5" style:family="paragraph" style:parent-style-name="Standard">
      <style:paragraph-properties fo:margin-left="0.9689in" fo:margin-right="0in" fo:line-height="0.1819in" fo:text-indent="0in" style:auto-text-indent="false"/>
    </style:style>
    <style:style style:name="P6" style:family="paragraph" style:parent-style-name="Standard">
      <style:paragraph-properties fo:margin-left="0.9689in" fo:margin-right="0in" fo:margin-top="0.0953in" fo:margin-bottom="0in" fo:text-indent="0in" style:auto-text-indent="false"/>
    </style:style>
    <style:style style:name="P7" style:family="paragraph" style:parent-style-name="Standard">
      <style:paragraph-properties fo:margin-left="0.9689in" fo:margin-right="0in" fo:margin-top="0.0953in" fo:margin-bottom="0in" fo:line-height="0.2138in" fo:text-indent="0in" style:auto-text-indent="false"/>
    </style:style>
    <style:style style:name="P8" style:family="paragraph" style:parent-style-name="Standard">
      <style:paragraph-properties fo:margin-left="0.9689in" fo:margin-right="0in" fo:margin-top="0.2134in" fo:margin-bottom="0in" fo:text-indent="0in" style:auto-text-indent="false"/>
    </style:style>
    <style:style style:name="P9" style:family="paragraph" style:parent-style-name="Standard">
      <style:paragraph-properties fo:margin-left="0.9689in" fo:margin-right="0in" fo:margin-top="0.2134in" fo:margin-bottom="0in" fo:text-indent="0in" style:auto-text-indent="false"/>
      <style:text-properties style:font-name="Times New Roman" fo:font-size="13pt" fo:font-weight="bold" style:font-size-asian="13pt" style:font-weight-asian="bold" style:font-name-complex="Times New Roman1" style:font-size-complex="13pt" style:text-scale="110%"/>
    </style:style>
    <style:style style:name="P10" style:family="paragraph" style:parent-style-name="Standard">
      <style:paragraph-properties fo:margin-left="0.9689in" fo:margin-right="0in" fo:margin-top="0.2134in" fo:margin-bottom="0in" fo:line-height="0.2138in" fo:text-indent="0in" style:auto-text-indent="false"/>
    </style:style>
    <style:style style:name="P11" style:family="paragraph" style:parent-style-name="Standard">
      <style:paragraph-properties fo:margin-left="0.0728in" fo:margin-right="0.2043in" fo:margin-top="0.0071in" fo:margin-bottom="0in" fo:line-height="88%" fo:text-indent="0.8957in" style:auto-text-indent="false"/>
    </style:style>
    <style:style style:name="P12" style:family="paragraph" style:parent-style-name="Standard">
      <style:paragraph-properties fo:margin-left="0.0728in" fo:margin-right="0.0957in" fo:margin-top="0.0071in" fo:margin-bottom="0.0043in" fo:line-height="88%" fo:text-indent="0.0256in" style:auto-text-indent="false"/>
    </style:style>
    <style:style style:name="P13" style:family="paragraph" style:parent-style-name="Standard">
      <style:paragraph-properties fo:margin-left="0.0728in" fo:margin-right="0.0957in" fo:margin-top="0.0071in" fo:margin-bottom="0.0043in" fo:line-height="88%" fo:text-indent="0.0256in" style:auto-text-indent="false"/>
      <style:text-properties style:font-name="Times New Roman" fo:font-size="13pt" style:font-size-asian="13pt" style:font-name-complex="Times New Roman1" style:font-size-complex="13pt"/>
    </style:style>
    <style:style style:name="P14" style:family="paragraph" style:parent-style-name="Heading_20_2">
      <style:paragraph-properties fo:line-height="0.2138in"/>
    </style:style>
    <style:style style:name="P15" style:family="paragraph" style:parent-style-name="Table_20_Paragraph">
      <style:paragraph-properties fo:text-align="center" style:justify-single-word="false"/>
    </style:style>
    <style:style style:name="P16" style:family="paragraph" style:parent-style-name="Table_20_Paragraph">
      <style:text-properties style:font-name="Times New Roman" fo:font-size="13pt" style:font-size-asian="13pt" style:font-name-complex="Times New Roman1" style:font-size-complex="13pt"/>
    </style:style>
    <style:style style:name="P17" style:family="paragraph" style:parent-style-name="Table_20_Paragraph">
      <style:paragraph-properties fo:text-align="center" style:justify-single-word="false"/>
      <style:text-properties style:font-name="Times New Roman" fo:font-size="13pt" style:font-size-asian="13pt" style:font-name-complex="Times New Roman1" style:font-size-complex="13pt"/>
    </style:style>
    <style:style style:name="P18" style:family="paragraph" style:parent-style-name="Table_20_Paragraph">
      <style:paragraph-properties fo:line-height="0.1646in" fo:text-align="center" style:justify-single-word="false"/>
    </style:style>
    <style:style style:name="P19" style:family="paragraph" style:parent-style-name="Table_20_Paragraph">
      <style:paragraph-properties fo:line-height="105%" fo:text-align="center" style:justify-single-word="false"/>
    </style:style>
    <style:style style:name="P20" style:family="paragraph" style:parent-style-name="Table_20_Paragraph">
      <style:text-properties fo:color="#ff0000" style:font-name="Times New Roman" fo:font-size="13pt" style:font-size-asian="13pt" style:font-name-complex="Times New Roman1" style:font-size-complex="13pt"/>
    </style:style>
    <style:style style:name="P21" style:family="paragraph" style:parent-style-name="Table_20_Paragraph">
      <style:paragraph-properties fo:margin-left="0.8673in" fo:margin-right="0in" fo:line-height="0.1598in" fo:text-indent="0in" style:auto-text-indent="false"/>
    </style:style>
    <style:style style:name="P22" style:family="paragraph" style:parent-style-name="Table_20_Paragraph">
      <style:paragraph-properties fo:margin-left="0.8673in" fo:margin-right="0in" fo:line-height="0.1661in" fo:text-indent="0in" style:auto-text-indent="false"/>
    </style:style>
    <style:style style:name="P23" style:family="paragraph" style:parent-style-name="Table_20_Paragraph">
      <style:paragraph-properties fo:margin-left="0.3283in" fo:margin-right="0in" fo:text-indent="0in" style:auto-text-indent="false"/>
    </style:style>
    <style:style style:name="P24" style:family="paragraph" style:parent-style-name="Table_20_Paragraph">
      <style:paragraph-properties fo:margin-left="0.3283in" fo:margin-right="0in" fo:text-align="justify" style:justify-single-word="false" fo:text-indent="0in" style:auto-text-indent="false"/>
    </style:style>
    <style:style style:name="P25" style:family="paragraph" style:parent-style-name="Table_20_Paragraph">
      <style:paragraph-properties fo:margin-left="0.0654in" fo:margin-right="0.1862in" fo:line-height="88%" fo:text-indent="0.802in" style:auto-text-indent="false"/>
    </style:style>
    <style:style style:name="P26" style:family="paragraph" style:parent-style-name="Table_20_Paragraph">
      <style:paragraph-properties fo:margin-left="0.0654in" fo:margin-right="0.2047in" fo:line-height="88%" fo:text-indent="0.802in" style:auto-text-indent="false"/>
    </style:style>
    <style:style style:name="P27" style:family="paragraph" style:parent-style-name="Table_20_Paragraph">
      <style:paragraph-properties fo:margin-left="0.0654in" fo:margin-right="0in" fo:line-height="0.1654in" fo:text-indent="0in" style:auto-text-indent="false"/>
    </style:style>
    <style:style style:name="P28" style:family="paragraph" style:parent-style-name="Table_20_Paragraph">
      <style:paragraph-properties fo:margin-left="0.0654in" fo:margin-right="0in" fo:line-height="0.1709in" fo:text-indent="0in" style:auto-text-indent="false"/>
    </style:style>
    <style:style style:name="P29" style:family="paragraph" style:parent-style-name="Table_20_Paragraph">
      <style:paragraph-properties fo:margin-left="0.0654in" fo:margin-right="0in" fo:line-height="0.1654in" fo:text-indent="0in" style:auto-text-indent="false"/>
      <style:text-properties style:font-name="Times New Roman" fo:font-size="13pt" style:font-size-asian="13pt" style:font-name-complex="Times New Roman1" style:font-size-complex="13pt"/>
    </style:style>
    <style:style style:name="P30" style:family="paragraph" style:parent-style-name="Table_20_Paragraph">
      <style:paragraph-properties fo:margin-left="0.0654in" fo:margin-right="0.239in" fo:line-height="88%" fo:text-indent="0.802in" style:auto-text-indent="false"/>
    </style:style>
    <style:style style:name="P31" style:family="paragraph" style:parent-style-name="Table_20_Paragraph">
      <style:paragraph-properties fo:margin-left="0.0654in" fo:margin-right="0.0917in" fo:line-height="88%" fo:text-indent="0.802in" style:auto-text-indent="false"/>
    </style:style>
    <style:style style:name="P32" style:family="paragraph" style:parent-style-name="Table_20_Paragraph">
      <style:paragraph-properties fo:margin-left="0.0654in" fo:margin-right="0.1409in" fo:line-height="88%" fo:text-indent="0.802in" style:auto-text-indent="false"/>
    </style:style>
    <style:style style:name="P33" style:family="paragraph" style:parent-style-name="Table_20_Paragraph">
      <style:paragraph-properties fo:margin-left="0.3335in" fo:margin-right="0.3465in" fo:margin-top="0.1547in" fo:margin-bottom="0in" fo:line-height="0.1819in" fo:text-indent="0in" style:auto-text-indent="false"/>
    </style:style>
    <style:style style:name="P34" style:family="paragraph" style:parent-style-name="Table_20_Paragraph">
      <style:paragraph-properties fo:margin-left="0.2736in" fo:margin-right="0in" fo:margin-top="0.1547in" fo:margin-bottom="0in" fo:line-height="0.1819in" fo:text-indent="0in" style:auto-text-indent="false"/>
    </style:style>
    <style:style style:name="P35" style:family="paragraph" style:parent-style-name="Table_20_Paragraph">
      <style:paragraph-properties fo:margin-left="0.1902in" fo:margin-right="0in" fo:margin-top="0.1547in" fo:margin-bottom="0in" fo:line-height="0.1819in" fo:text-indent="0in" style:auto-text-indent="false"/>
    </style:style>
    <style:style style:name="P36" style:family="paragraph" style:parent-style-name="Table_20_Paragraph">
      <style:paragraph-properties fo:margin-left="0.0043in" fo:margin-right="0in" fo:line-height="0.1598in" fo:text-align="center" style:justify-single-word="false" fo:text-indent="0in" style:auto-text-indent="false"/>
    </style:style>
    <style:style style:name="P37" style:family="paragraph" style:parent-style-name="Table_20_Paragraph">
      <style:paragraph-properties fo:margin-left="0.0043in" fo:margin-right="0in" fo:line-height="0.1646in" fo:text-align="center" style:justify-single-word="false" fo:text-indent="0in" style:auto-text-indent="false"/>
    </style:style>
    <style:style style:name="P38" style:family="paragraph" style:parent-style-name="Table_20_Paragraph">
      <style:paragraph-properties fo:margin-left="0.8575in" fo:margin-right="0.7598in" fo:line-height="0.1646in" fo:text-align="center" style:justify-single-word="false" fo:text-indent="0in" style:auto-text-indent="false"/>
    </style:style>
    <style:style style:name="P39" style:family="paragraph" style:parent-style-name="Table_20_Paragraph">
      <style:paragraph-properties fo:margin-left="0.0654in" fo:margin-right="0in" fo:line-height="105%" fo:text-align="center" style:justify-single-word="false" fo:text-indent="-0.0425in" style:auto-text-indent="false"/>
    </style:style>
    <style:style style:name="P40" style:family="paragraph" style:parent-style-name="Table_20_Paragraph">
      <style:paragraph-properties fo:margin-left="0in" fo:margin-right="-0.0307in" fo:line-height="0.1646in" fo:text-align="center" style:justify-single-word="false" fo:text-indent="0in" style:auto-text-indent="false"/>
    </style:style>
    <style:style style:name="P41" style:family="paragraph" style:parent-style-name="Table_20_Paragraph">
      <style:paragraph-properties fo:margin-left="0in" fo:margin-right="0.0354in" fo:line-height="0.1618in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42" style:family="paragraph" style:parent-style-name="Table_20_Paragraph">
      <style:paragraph-properties fo:margin-left="0.0654in" fo:margin-right="0.0819in" fo:line-height="105%" fo:text-align="center" style:justify-single-word="false" fo:text-indent="-0.0209in" style:auto-text-indent="false"/>
    </style:style>
    <style:style style:name="P43" style:family="paragraph" style:parent-style-name="Table_20_Paragraph">
      <style:paragraph-properties fo:margin-left="-0.0516in" fo:margin-right="0in" fo:line-height="0.161in" fo:text-align="center" style:justify-single-word="false" fo:text-indent="0in" style:auto-text-indent="false"/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P44" style:family="paragraph" style:parent-style-name="Table_20_Paragraph">
      <style:paragraph-properties fo:margin-top="0.0091in" fo:margin-bottom="0in" fo:line-height="0.1626in" fo:text-align="center" style:justify-single-word="false"/>
    </style:style>
    <style:style style:name="P45" style:family="paragraph" style:parent-style-name="Table_20_Paragraph">
      <style:paragraph-properties fo:margin-left="0.0965in" fo:margin-right="0in" fo:margin-top="0.1736in" fo:margin-bottom="0in" fo:line-height="0.1626in" fo:text-align="center" style:justify-single-word="false" fo:text-indent="0in" style:auto-text-indent="false"/>
    </style:style>
    <style:style style:name="P46" style:family="paragraph" style:parent-style-name="Heading_20_3">
      <style:paragraph-properties fo:margin-left="0in" fo:margin-right="0.052in" fo:margin-top="0.0209in" fo:margin-bottom="0.1043in" fo:text-indent="0in" style:auto-text-indent="false" fo:background-color="#ffffff">
        <style:background-image/>
      </style:paragraph-properties>
    </style:style>
    <style:style style:name="P47" style:family="paragraph" style:parent-style-name="Text_20_body">
      <style:paragraph-properties fo:line-height="5%"/>
      <style:text-properties style:font-name="Times New Roman" style:font-name-complex="Times New Roman1"/>
    </style:style>
    <style:style style:name="P48" style:family="paragraph" style:parent-style-name="Text_20_body">
      <style:text-properties style:font-name="Times New Roman" fo:font-weight="bold" style:font-weight-asian="bold" style:font-name-complex="Times New Roman1"/>
    </style:style>
    <style:style style:name="P49" style:family="paragraph" style:parent-style-name="Text_20_body">
      <style:paragraph-properties fo:line-height="5%"/>
    </style:style>
    <style:style style:name="P50" style:family="paragraph" style:parent-style-name="Text_20_body">
      <style:paragraph-properties fo:margin-top="0.0043in" fo:margin-bottom="0in"/>
      <style:text-properties style:font-name="Times New Roman" style:font-name-complex="Times New Roman1"/>
    </style:style>
    <style:style style:name="P51" style:family="paragraph" style:parent-style-name="Text_20_body">
      <style:paragraph-properties fo:margin-top="0.0016in" fo:margin-bottom="0in"/>
      <style:text-properties style:font-name="Times New Roman" fo:font-weight="bold" style:font-weight-asian="bold" style:font-name-complex="Times New Roman1"/>
    </style:style>
    <style:style style:name="P52" style:family="paragraph" style:parent-style-name="Text_20_body" style:master-page-name="Converted2">
      <style:paragraph-properties fo:margin-top="0.0016in" fo:margin-bottom="0in" style:page-number="auto"/>
      <style:text-properties style:font-name="Times New Roman" fo:font-weight="bold" style:font-weight-asian="bold" style:font-name-complex="Times New Roman1"/>
    </style:style>
    <style:style style:name="P53" style:family="paragraph" style:parent-style-name="Text_20_body">
      <style:paragraph-properties fo:margin-top="0.0028in" fo:margin-bottom="0in"/>
      <style:text-properties style:font-name="Times New Roman" fo:font-weight="bold" style:font-weight-asian="bold" style:font-name-complex="Times New Roman1"/>
    </style:style>
    <style:style style:name="P54" style:family="paragraph" style:parent-style-name="Text_20_body">
      <style:paragraph-properties fo:margin-top="0.0055in" fo:margin-bottom="0in"/>
      <style:text-properties style:font-name="Times New Roman" fo:font-weight="bold" style:font-weight-asian="bold" style:font-name-complex="Times New Roman1"/>
    </style:style>
    <style:style style:name="P55" style:family="paragraph" style:parent-style-name="Text_20_body">
      <style:paragraph-properties fo:margin-top="0.0047in" fo:margin-bottom="0in"/>
      <style:text-properties style:font-name="Times New Roman" style:font-name-complex="Times New Roman1"/>
    </style:style>
    <style:style style:name="P56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3pt" style:font-size-asian="13pt" style:font-name-complex="Times New Roman1" style:font-size-complex="13pt"/>
    </style:style>
    <style:style style:name="T2" style:family="text">
      <style:text-properties style:font-name="Times New Roman" fo:font-size="13pt" style:font-size-asian="13pt" style:font-name-complex="Times New Roman1" style:font-size-complex="13pt" style:text-scale="105%"/>
    </style:style>
    <style:style style:name="T3" style:family="text">
      <style:text-properties style:font-name="Times New Roman" fo:font-size="13pt" style:font-size-asian="13pt" style:font-name-complex="Times New Roman1" style:font-size-complex="13pt" style:text-scale="110%"/>
    </style:style>
    <style:style style:name="T4" style:family="text">
      <style:text-properties style:font-name="Times New Roman" fo:font-size="13pt" style:font-size-asian="13pt" style:font-name-complex="Times New Roman1" style:font-size-complex="13pt" style:text-scale="97%"/>
    </style:style>
    <style:style style:name="T5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6" style:family="text">
      <style:text-properties style:font-name="Times New Roman" fo:font-size="13pt" fo:font-weight="bold" style:font-size-asian="13pt" style:font-weight-asian="bold" style:font-name-complex="Times New Roman1" style:font-size-complex="13pt" style:text-scale="105%"/>
    </style:style>
    <style:style style:name="T7" style:family="text">
      <style:text-properties style:font-name="Times New Roman" fo:font-size="13pt" fo:font-weight="bold" style:font-size-asian="13pt" style:font-weight-asian="bold" style:font-name-complex="Times New Roman1" style:font-size-complex="13pt" style:text-scale="110%"/>
    </style:style>
    <style:style style:name="T8" style:family="text">
      <style:text-properties style:font-name="Times New Roman" fo:font-size="13pt" fo:font-weight="bold" style:font-size-asian="13pt" style:font-weight-asian="bold" style:font-name-complex="Times New Roman1" style:font-size-complex="13pt" style:text-scale="94%"/>
    </style:style>
    <style:style style:name="T9" style:family="text">
      <style:text-properties style:font-name="Times New Roman" fo:font-size="13pt" fo:font-weight="bold" style:font-size-asian="13pt" style:font-weight-asian="bold" style:font-name-complex="Times New Roman1" style:font-size-complex="13pt" style:text-scale="102%"/>
    </style:style>
    <style:style style:name="T10" style:family="text">
      <style:text-properties style:font-name="Times New Roman" fo:font-size="13pt" fo:letter-spacing="-0.0047in" style:font-size-asian="13pt" style:font-name-complex="Times New Roman1" style:font-size-complex="13pt"/>
    </style:style>
    <style:style style:name="T11" style:family="text">
      <style:text-properties style:font-name="Times New Roman" fo:font-size="13pt" fo:letter-spacing="-0.0043in" style:font-size-asian="13pt" style:font-name-complex="Times New Roman1" style:font-size-complex="13pt"/>
    </style:style>
    <style:style style:name="T12" style:family="text">
      <style:text-properties style:font-name="Times New Roman" fo:font-size="13pt" fo:letter-spacing="-0.0063in" style:font-size-asian="13pt" style:font-name-complex="Times New Roman1" style:font-size-complex="13pt"/>
    </style:style>
    <style:style style:name="T13" style:family="text">
      <style:text-properties style:font-name="Times New Roman" fo:font-size="13pt" fo:letter-spacing="-0.0071in" style:font-size-asian="13pt" style:font-name-complex="Times New Roman1" style:font-size-complex="13pt"/>
    </style:style>
    <style:style style:name="T14" style:family="text">
      <style:text-properties style:font-name="Times New Roman" fo:font-size="13pt" fo:letter-spacing="-0.0035in" style:font-size-asian="13pt" style:font-name-complex="Times New Roman1" style:font-size-complex="13pt"/>
    </style:style>
    <style:style style:name="T15" style:family="text">
      <style:text-properties style:font-name="Times New Roman" fo:font-size="13pt" fo:letter-spacing="-0.0138in" style:font-size-asian="13pt" style:font-name-complex="Times New Roman1" style:font-size-complex="13pt"/>
    </style:style>
    <style:style style:name="T16" style:family="text">
      <style:text-properties style:font-name="Times New Roman" fo:font-size="13pt" fo:letter-spacing="-0.0134in" style:font-size-asian="13pt" style:font-name-complex="Times New Roman1" style:font-size-complex="13pt"/>
    </style:style>
    <style:style style:name="T17" style:family="text">
      <style:text-properties style:font-name="Times New Roman" fo:font-size="13pt" fo:letter-spacing="-0.0098in" style:font-size-asian="13pt" style:font-name-complex="Times New Roman1" style:font-size-complex="13pt"/>
    </style:style>
    <style:style style:name="T18" style:family="text">
      <style:text-properties style:font-name="Times New Roman" fo:font-size="13pt" fo:letter-spacing="-0.0091in" style:font-size-asian="13pt" style:font-name-complex="Times New Roman1" style:font-size-complex="13pt"/>
    </style:style>
    <style:style style:name="T19" style:family="text">
      <style:text-properties style:font-name="Times New Roman" fo:font-size="13pt" fo:letter-spacing="-0.0083in" style:font-size-asian="13pt" style:font-name-complex="Times New Roman1" style:font-size-complex="13pt"/>
    </style:style>
    <style:style style:name="T20" style:family="text">
      <style:text-properties style:font-name="Times New Roman" fo:font-size="13pt" fo:letter-spacing="-0.002in" style:font-size-asian="13pt" style:font-name-complex="Times New Roman1" style:font-size-complex="13pt"/>
    </style:style>
    <style:style style:name="T21" style:family="text">
      <style:text-properties style:font-name="Times New Roman" fo:font-size="13pt" fo:letter-spacing="-0.0437in" fo:font-weight="bold" style:font-size-asian="13pt" style:font-weight-asian="bold" style:font-name-complex="Times New Roman1" style:font-size-complex="13pt" style:text-scale="110%"/>
    </style:style>
    <style:style style:name="T22" style:family="text">
      <style:text-properties style:font-name="Times New Roman" fo:font-size="13pt" fo:letter-spacing="-0.0374in" fo:font-weight="bold" style:font-size-asian="13pt" style:font-weight-asian="bold" style:font-name-complex="Times New Roman1" style:font-size-complex="13pt" style:text-scale="105%"/>
    </style:style>
    <style:style style:name="T23" style:family="text">
      <style:text-properties style:font-name="Times New Roman" fo:font-size="13pt" fo:letter-spacing="-0.0055in" style:font-size-asian="13pt" style:font-name-complex="Times New Roman1" style:font-size-complex="13pt"/>
    </style:style>
    <style:style style:name="T24" style:family="text">
      <style:text-properties style:font-name="Times New Roman" fo:font-size="13pt" fo:letter-spacing="-0.0008in" style:font-size-asian="13pt" style:font-name-complex="Times New Roman1" style:font-size-complex="13pt"/>
    </style:style>
    <style:style style:name="T25" style:family="text">
      <style:text-properties style:font-name="MS Gothic" fo:font-size="13pt" style:font-name-asian="MS Gothic1" style:font-size-asian="13pt" style:font-name-complex="MS Gothic1" style:font-size-complex="13pt"/>
    </style:style>
    <style:style style:name="T26" style:family="text">
      <style:text-properties fo:color="#37474f" style:font-name="Open Sans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7" draw:style-name="gr1" draw:text-style-name="P56" svg:width="0.0016in" svg:height="0.0016in" svg:x="0in" svg:y="0in">
        <draw:image xlink:href="Pictures/10000000000001B800000158193D93A7.jpg" xlink:type="simple" xlink:show="embed" xlink:actuate="onLoad">
          <text:p/>
        </draw:image>
      </draw:frame>
      <draw:frame text:anchor-type="page" text:anchor-page-number="0" draw:z-index="3" draw:name="Picture 6" draw:style-name="gr1" draw:text-style-name="P56" svg:width="0.013in" svg:height="0in" svg:x="0in" svg:y="0in">
        <draw:image xlink:href="Pictures/100002010000033000000004E4B57113.pn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56" svg:width="0.0098in" svg:height="0.0012in" svg:x="0.0028in" svg:y="0.0161in">
        <draw:image xlink:href="Pictures/10000201000002780000001A8875D17B.png" xlink:type="simple" xlink:show="embed" xlink:actuate="onLoad">
          <text:p/>
        </draw:image>
      </draw:frame>
      <draw:frame text:anchor-type="page" text:anchor-page-number="0" draw:z-index="7" draw:name="Picture 3" draw:style-name="gr1" draw:text-style-name="P56" svg:width="0.0016in" svg:height="0.0012in" svg:x="0.0028in" svg:y="0.0161in">
        <draw:image xlink:href="Pictures/10000201000000840000003F58C0AC2A.png" xlink:type="simple" xlink:show="embed" xlink:actuate="onLoad">
          <text:p/>
        </draw:image>
      </draw:frame>
      <draw:frame text:anchor-type="page" text:anchor-page-number="0" draw:z-index="10" draw:name="Picture 2" draw:style-name="gr1" draw:text-style-name="P56" svg:width="0in" svg:height="0in" svg:x="0.002in" svg:y="0.0161in">
        <draw:image xlink:href="Pictures/100000000000002A0000002AAEC81DAD.jpg" xlink:type="simple" xlink:show="embed" xlink:actuate="onLoad">
          <text:p/>
        </draw:image>
      </draw:frame>
      <text:section text:style-name="Sect1" text:name="TextSection">
        <text:p text:style-name="P50"/>
        <text:p text:style-name="P51"/>
        <text:p text:style-name="P1"><text:span text:style-name="T5">BÁO CÁO CÔNG VIỆC VÀ KẾ HOẠCH TUẦN</text:span></text:p>
        <text:p text:style-name="P48"/>
        <text:p text:style-name="P53"/>
        <table:table table:name="Bảng1" table:style-name="Bảng1">
          <table:table-column table:style-name="Bảng1.A"/>
          <table:table-column table:style-name="Bảng1.B"/>
          <table:table-row table:style-name="Bảng1.1">
            <table:table-cell table:style-name="Bảng1.A1" office:value-type="string">
              <text:p text:style-name="P21"><text:span text:style-name="T6">Họ và tên</text:span></text:p>
            </table:table-cell>
            <table:table-cell table:style-name="Bảng1.A1" office:value-type="string">
              <text:p text:style-name="P24"><text:span text:style-name="T1">Nguyễn Văn Huy</text:span></text:p>
            </table:table-cell>
          </table:table-row>
          <table:table-row table:style-name="Bảng1.1">
            <table:table-cell table:style-name="Bảng1.A1" office:value-type="string">
              <text:p text:style-name="P21"><text:span text:style-name="T5">Lớp</text:span></text:p>
            </table:table-cell>
            <table:table-cell table:style-name="Bảng1.A1" office:value-type="string">
              <text:p text:style-name="P23"><text:span text:style-name="T1">DN-C0420G1</text:span></text:p>
            </table:table-cell>
          </table:table-row>
          <table:table-row table:style-name="Bảng1.1">
            <table:table-cell table:style-name="Bảng1.A1" office:value-type="string">
              <text:p text:style-name="P21"><text:span text:style-name="T6">Ngày báo cáo</text:span></text:p>
            </table:table-cell>
            <table:table-cell table:style-name="Bảng1.A1" office:value-type="string">
              <text:p text:style-name="P23"><text:span text:style-name="T1">14/11/2019</text:span></text:p>
            </table:table-cell>
          </table:table-row>
          <table:table-row table:style-name="Bảng1.1">
            <table:table-cell table:style-name="Bảng1.A1" office:value-type="string">
              <text:p text:style-name="P21"><text:span text:style-name="T6">Ngày bắt đầu</text:span></text:p>
            </table:table-cell>
            <table:table-cell table:style-name="Bảng1.A1" office:value-type="string">
              <text:p text:style-name="P23"><text:span text:style-name="T1">11/11/2019</text:span></text:p>
            </table:table-cell>
          </table:table-row>
          <table:table-row table:style-name="Bảng1.1">
            <table:table-cell table:style-name="Bảng1.A1" office:value-type="string">
              <text:p text:style-name="P21"><text:span text:style-name="T6">Ngày kết thúc</text:span></text:p>
            </table:table-cell>
            <table:table-cell table:style-name="Bảng1.A1" office:value-type="string">
              <text:p text:style-name="P23"><text:span text:style-name="T1">17/11/2019</text:span></text:p>
            </table:table-cell>
          </table:table-row>
        </table:table>
        <text:p text:style-name="P54"/>
        <text:p text:style-name="P2"><text:span text:style-name="T7">Tự kiểm tra</text:span></text:p>
        <text:p text:style-name="P4"><text:span text:style-name="T1">Đặt</text:span><text:span text:style-name="T10"> </text:span><text:span text:style-name="T1">ký</text:span><text:span text:style-name="T11"> </text:span><text:span text:style-name="T1">tự<text:tab/></text:span><text:span text:style-name="T5">○<text:tab/></text:span><text:span text:style-name="T1">để</text:span><text:span text:style-name="T12"> </text:span><text:span text:style-name="T1">trả</text:span><text:span text:style-name="T13"> </text:span><text:span text:style-name="T1">lời</text:span><text:span text:style-name="T12"> </text:span><text:span text:style-name="T1">"c</text:span><text:bookmark text:name="Bookmark"/><text:span text:style-name="T1">ó"</text:span><text:span text:style-name="T12"> </text:span><text:span text:style-name="T1">và</text:span><text:span text:style-name="T12"> </text:span><text:span text:style-name="T1">ký</text:span><text:span text:style-name="T13"> </text:span><text:span text:style-name="T1">tự<text:tab/></text:span><text:span text:style-name="T25">✕</text:span><text:span text:style-name="T1"><text:tab/>để trả lời</text:span><text:span text:style-name="T14"> </text:span><text:span text:style-name="T1">"không".</text:span></text:p>
        <text:p text:style-name="P47"/>
      </text:section>
      <table:table table:name="Bảng2" table:style-name="Bảng2">
        <table:table-column table:style-name="Bảng2.A"/>
        <table:table-column table:style-name="Bảng2.B"/>
        <table:table-column table:style-name="Bảng2.C"/>
        <table:table-column table:style-name="Bảng2.D"/>
        <table:table-row table:style-name="Bảng2.1">
          <table:table-cell table:style-name="Bảng2.A1" office:value-type="string">
            <text:p text:style-name="P25"><text:span text:style-name="T1">Đã nghiêm túc nỗ lực để hiểu các học liệu?</text:span></text:p>
          </table:table-cell>
          <table:table-cell table:style-name="Bảng2.A1" office:value-type="string">
            <text:p text:style-name="P15"><text:span text:style-name="T1">O</text:span></text:p>
          </table:table-cell>
          <table:table-cell table:style-name="Bảng2.A1" office:value-type="string">
            <text:p text:style-name="P26"><text:span text:style-name="T1">Có hiểu giải pháp để giải quyết các bài tập trước khi bài tập</text:span></text:p>
            <text:p text:style-name="P27"><text:span text:style-name="T1">được giao không?</text:span></text:p>
          </table:table-cell>
          <table:table-cell table:style-name="Bảng2.A1" office:value-type="string">
            <text:p text:style-name="P15"><text:span text:style-name="T1">O</text:span></text:p>
          </table:table-cell>
        </table:table-row>
        <table:table-row table:style-name="Bảng2.1">
          <table:table-cell table:style-name="Bảng2.A1" office:value-type="string">
            <text:p text:style-name="P30"><text:span text:style-name="T1">Đã</text:span><text:span text:style-name="T15"> </text:span><text:span text:style-name="T1">cùng</text:span><text:span text:style-name="T16"> </text:span><text:span text:style-name="T1">làm</text:span><text:span text:style-name="T15"> </text:span><text:span text:style-name="T1">việc</text:span><text:span text:style-name="T16"> </text:span><text:span text:style-name="T1">với</text:span><text:span text:style-name="T16"> </text:span><text:span text:style-name="T1">bạn</text:span><text:span text:style-name="T4"> </text:span><text:span text:style-name="T1">học</text:span><text:span text:style-name="T13"> </text:span><text:span text:style-name="T1">trên</text:span><text:span text:style-name="T13"> </text:span><text:span text:style-name="T1">những</text:span><text:span text:style-name="T13"> </text:span><text:span text:style-name="T1">vấn</text:span><text:span text:style-name="T13"> </text:span><text:span text:style-name="T1">đề</text:span><text:span text:style-name="T13"> </text:span><text:span text:style-name="T1">của</text:span><text:span text:style-name="T13"> </text:span><text:span text:style-name="T1">bài</text:span><text:span text:style-name="T13"> </text:span><text:span text:style-name="T1">tập?</text:span></text:p>
          </table:table-cell>
          <table:table-cell table:style-name="Bảng2.A1" office:value-type="string">
            <text:p text:style-name="P15"><text:span text:style-name="T1">O</text:span></text:p>
          </table:table-cell>
          <table:table-cell table:style-name="Bảng2.A1" office:value-type="string">
            <text:p text:style-name="P31"><text:span text:style-name="T1">Có yêu cầu giải thích các điểm</text:span><text:span text:style-name="T17"> </text:span><text:span text:style-name="T1">cản</text:span><text:span text:style-name="T18"> </text:span><text:span text:style-name="T1">trở</text:span><text:span text:style-name="T17"> </text:span><text:span text:style-name="T1">bạn</text:span><text:span text:style-name="T18"> </text:span><text:span text:style-name="T1">giải</text:span><text:span text:style-name="T17"> </text:span><text:span text:style-name="T1">quyết</text:span><text:span text:style-name="T18"> </text:span><text:span text:style-name="T1">các</text:span><text:span text:style-name="T17"> </text:span><text:span text:style-name="T1">bài</text:span><text:span text:style-name="T18"> </text:span><text:span text:style-name="T1">tập</text:span></text:p>
            <text:p text:style-name="P27"><text:span text:style-name="T1">trong giờ học có hướng dẫn không?</text:span></text:p>
          </table:table-cell>
          <table:table-cell table:style-name="Bảng2.A1" office:value-type="string">
            <text:p text:style-name="P15"><text:span text:style-name="T1">O</text:span></text:p>
          </table:table-cell>
        </table:table-row>
        <table:table-row table:style-name="Bảng2.1">
          <table:table-cell table:style-name="Bảng2.A1" office:value-type="string">
            <text:p text:style-name="P25"><text:span text:style-name="T1">Đã thử tóm tắt lại bài tập trước khi trao đổi cùng bạn học?</text:span></text:p>
          </table:table-cell>
          <table:table-cell table:style-name="Bảng2.A1" office:value-type="string">
            <text:p text:style-name="P15"><text:span text:style-name="T1">O</text:span></text:p>
          </table:table-cell>
          <table:table-cell table:style-name="Bảng2.A1" office:value-type="string">
            <text:p text:style-name="P32"><text:span text:style-name="T1">Có đố bạn cùng lớp giải quyết thách thức nào (mà bạn đã tìm</text:span></text:p>
            <text:p text:style-name="P27"><text:span text:style-name="T1">ra) không?</text:span></text:p>
          </table:table-cell>
          <table:table-cell table:style-name="Bảng2.A1" office:value-type="string">
            <text:p text:style-name="P15"><text:span text:style-name="T25">✕</text:span></text:p>
          </table:table-cell>
        </table:table-row>
        <table:table-row table:style-name="Bảng2.4">
          <table:table-cell table:style-name="Bảng2.A1" office:value-type="string">
            <text:p text:style-name="P22"><text:span text:style-name="T1">Đã tham gia tích cực vào</text:span></text:p>
            <text:p text:style-name="P28"><text:span text:style-name="T1">các buổi trao đổi về bài tập?</text:span></text:p>
          </table:table-cell>
          <table:table-cell table:style-name="Bảng2.A1" office:value-type="string">
            <text:p text:style-name="P15"><text:span text:style-name="T1">O</text:span></text:p>
          </table:table-cell>
          <table:table-cell table:style-name="Bảng2.A1" office:value-type="string">
            <text:p text:style-name="P22"><text:span text:style-name="T1">Có ngủ đủ trước ngày học</text:span></text:p>
            <text:p text:style-name="P28"><text:span text:style-name="T1">không?</text:span></text:p>
          </table:table-cell>
          <table:table-cell table:style-name="Bảng2.A1" office:value-type="string">
            <text:p text:style-name="P15"><text:span text:style-name="T1">O</text:span></text:p>
          </table:table-cell>
        </table:table-row>
        <table:table-row table:style-name="Bảng2.4">
          <table:table-cell table:style-name="Bảng2.A1" office:value-type="string">
            <text:p text:style-name="P22"><text:span text:style-name="T1">Có tham khảo ý kiến với</text:span></text:p>
            <text:p text:style-name="P28"><text:span text:style-name="T1">giảng viên/tutor khi gặp rắc rối không?</text:span></text:p>
          </table:table-cell>
          <table:table-cell table:style-name="Bảng2.A1" office:value-type="string">
            <text:p text:style-name="P15"><text:span text:style-name="T1">O</text:span></text:p>
          </table:table-cell>
          <table:table-cell table:style-name="Bảng2.A1" office:value-type="string">
            <text:p text:style-name="P22"><text:span text:style-name="T1">Có nỗ lực để ngủ đủ trước</text:span></text:p>
            <text:p text:style-name="P28"><text:span text:style-name="T1">ngày học không?</text:span></text:p>
          </table:table-cell>
          <table:table-cell table:style-name="Bảng2.A1" office:value-type="string">
            <text:p text:style-name="P15"><text:span text:style-name="T1">O</text:span></text:p>
          </table:table-cell>
        </table:table-row>
      </table:table>
      <text:p text:style-name="P55"/>
      <text:p text:style-name="P7"><text:span text:style-name="T5">Tự học</text:span></text:p>
      <text:p text:style-name="P11"><text:span text:style-name="T1">Bạn</text:span><text:span text:style-name="T18"> </text:span><text:span text:style-name="T1">đã</text:span><text:span text:style-name="T18"> </text:span><text:span text:style-name="T1">dành</text:span><text:span text:style-name="T18"> </text:span><text:span text:style-name="T1">bao</text:span><text:span text:style-name="T18"> </text:span><text:span text:style-name="T1">nhiêu</text:span><text:span text:style-name="T18"> </text:span><text:span text:style-name="T1">thời</text:span><text:span text:style-name="T18"> </text:span><text:span text:style-name="T1">gian</text:span><text:span text:style-name="T18"> </text:span><text:span text:style-name="T1">cho</text:span><text:span text:style-name="T19"> </text:span><text:span text:style-name="T1">việc</text:span><text:span text:style-name="T18"> </text:span><text:span text:style-name="T1">hoàn</text:span><text:span text:style-name="T18"> </text:span><text:span text:style-name="T1">thành</text:span><text:span text:style-name="T18"> </text:span><text:span text:style-name="T1">các</text:span><text:span text:style-name="T18"> </text:span><text:span text:style-name="T1">nhiệm</text:span><text:span text:style-name="T18"> </text:span><text:span text:style-name="T1">vụ</text:span><text:span text:style-name="T18"> </text:span><text:span text:style-name="T1">học</text:span><text:span text:style-name="T18"> </text:span><text:span text:style-name="T1">tập</text:span><text:span text:style-name="T19"> </text:span><text:span text:style-name="T1">(được</text:span><text:span text:style-name="T4"> </text:span><text:span text:style-name="T1">giao và tự giao</text:span><text:span text:style-name="T20"> </text:span><text:span text:style-name="T1">việc)?</text:span></text:p>
      <text:p text:style-name="P5"><text:span text:style-name="T1">Di chuyển ký tự ○ vào ô tương ứng:</text:span></text:p>
      <table:table table:name="Bảng3" table:style-name="Bảng3">
        <table:table-column table:style-name="Bảng3.A"/>
        <table:table-column table:style-name="Bảng3.B"/>
        <table:table-column table:style-name="Bảng3.C"/>
        <table:table-column table:style-name="Bảng3.A" table:number-columns-repeated="2"/>
        <table:table-column table:style-name="Bảng3.B"/>
        <table:table-column table:style-name="Bảng3.G"/>
        <table:table-row table:style-name="Bảng3.1">
          <table:table-cell table:style-name="Bảng3.A1" office:value-type="string">
            <text:p text:style-name="P33"><text:span text:style-name="T1">1h</text:span></text:p>
          </table:table-cell>
          <table:table-cell table:style-name="Bảng3.A1" office:value-type="string">
            <text:p text:style-name="P34"><text:span text:style-name="T1">~2hs</text:span></text:p>
          </table:table-cell>
          <table:table-cell table:style-name="Bảng3.A1" office:value-type="string">
            <text:p text:style-name="P34"><text:span text:style-name="T1">~4hs</text:span></text:p>
          </table:table-cell>
          <table:table-cell table:style-name="Bảng3.A1" office:value-type="string">
            <text:p text:style-name="P34"><text:span text:style-name="T1">~6hs</text:span></text:p>
          </table:table-cell>
          <table:table-cell table:style-name="Bảng3.A1" office:value-type="string">
            <text:p text:style-name="P34"><text:span text:style-name="T1">~8hs</text:span></text:p>
          </table:table-cell>
          <table:table-cell table:style-name="Bảng3.A1" office:value-type="string">
            <text:p text:style-name="P35"><text:span text:style-name="T1">0~15hs</text:span></text:p>
          </table:table-cell>
          <table:table-cell table:style-name="Bảng3.A1" office:value-type="string">
            <text:p text:style-name="P34"><text:span text:style-name="T1">15hs</text:span></text:p>
          </table:table-cell>
        </table:table-row>
        <table:table-row table:style-name="Bảng3.2">
          <table:table-cell table:style-name="Bảng3.A2" office:value-type="string">
            <text:p text:style-name="P17"/>
          </table:table-cell>
          <table:table-cell table:style-name="Bảng3.A2" office:value-type="string">
            <text:p text:style-name="P17"/>
          </table:table-cell>
          <table:table-cell table:style-name="Bảng3.A2" office:value-type="string">
            <text:p text:style-name="P17"/>
          </table:table-cell>
          <table:table-cell table:style-name="Bảng3.A2" office:value-type="string">
            <text:p text:style-name="P15"><text:span text:style-name="T1"><text:line-break/></text:span></text:p>
            <text:p text:style-name="P17"/>
          </table:table-cell>
          <table:table-cell table:style-name="Bảng3.A2" office:value-type="string">
            <text:p text:style-name="P15"><text:span text:style-name="T1">o</text:span></text:p>
          </table:table-cell>
          <table:table-cell table:style-name="Bảng3.A2" office:value-type="string">
            <text:p text:style-name="P17"/>
          </table:table-cell>
          <table:table-cell table:style-name="Bảng3.A2" office:value-type="string">
            <text:p text:style-name="P17"/>
          </table:table-cell>
        </table:table-row>
      </table:table>
      <text:p text:style-name="P50"/>
      <text:p text:style-name="P50"/>
      <text:p text:style-name="P50"/>
      <text:list xml:id="list6526038585072001770" text:style-name="Outline">
        <text:list-item>
          <text:list>
            <text:list-item>
              <text:h text:style-name="P14" text:outline-level="2"><text:soft-page-break/><text:span text:style-name="T2">Những bài học đã xong hoàn toàn</text:span></text:h>
            </text:list-item>
          </text:list>
        </text:list-item>
      </text:list>
      <text:p text:style-name="P3"><text:span text:style-name="T1">Những bài học đã hoàn thành 100% nhiệm vụ bắt buộc.</text:span></text:p>
      <table:table table:name="Bảng4" table:style-name="Bảng4">
        <table:table-column table:style-name="Bảng4.A"/>
        <table:table-column table:style-name="Bảng4.B"/>
        <table:table-row table:style-name="Bảng4.1">
          <table:table-cell table:style-name="Bảng4.A1" office:value-type="string">
            <text:p text:style-name="P21"><text:span text:style-name="T5">Bài học</text:span></text:p>
          </table:table-cell>
          <table:table-cell table:style-name="Bảng4.A1" office:value-type="string">
            <text:p text:style-name="P21"><text:span text:style-name="T6">Các công việc đã làm</text:span></text:p>
          </table:table-cell>
        </table:table-row>
        <table:table-row table:style-name="Bảng4.1">
          <table:table-cell table:style-name="Bảng4.A1" office:value-type="string">
            <text:p text:style-name="Table_20_Paragraph"><text:span text:style-name="T1">Ngôn ngữ lập trình java</text:span></text:p>
          </table:table-cell>
          <table:table-cell table:style-name="Bảng4.A1" office:value-type="string">
            <text:p text:style-name="Table_20_Paragraph"><text:span text:style-name="T1">Các bài thực hành trên jame</text:span></text:p>
          </table:table-cell>
        </table:table-row>
      </table:table>
      <text:list xml:id="list36266091" text:continue-numbering="true" text:style-name="Outline">
        <text:list-item>
          <text:list>
            <text:list-item>
              <text:h text:style-name="Heading_20_2" text:outline-level="2"><text:span text:style-name="T2">Những bài học còn chưa xong hoàn toàn</text:span></text:h>
            </text:list-item>
          </text:list>
        </text:list-item>
      </text:list>
      <table:table table:name="Bảng5" table:style-name="Bảng5">
        <table:table-column table:style-name="Bảng5.A"/>
        <table:table-column table:style-name="Bảng5.B"/>
        <table:table-column table:style-name="Bảng5.C"/>
        <table:table-row table:style-name="Bảng5.1">
          <table:table-cell table:style-name="Bảng5.A1" office:value-type="string">
            <text:p text:style-name="P18"><text:span text:style-name="T5">Bài học</text:span></text:p>
          </table:table-cell>
          <table:table-cell table:style-name="Bảng5.A1" office:value-type="string">
            <text:p text:style-name="P19"><text:span text:style-name="T6">Những nội dung chưa hoàn thành</text:span></text:p>
          </table:table-cell>
          <table:table-cell table:style-name="Bảng5.A1" office:value-type="string">
            <text:p text:style-name="P18"><text:span text:style-name="T8">T</text:span><text:span text:style-name="T6">hời gian hoàn thành dự kiến</text:span></text:p>
          </table:table-cell>
        </table:table-row>
        <table:table-row table:style-name="Bảng5.2">
          <table:table-cell table:style-name="Bảng5.A2" office:value-type="string">
            <text:list xml:id="list36280223" text:continue-numbering="true" text:style-name="Outline">
              <text:list-item>
                <text:list>
                  <text:list-item>
                    <text:list>
                      <text:list-item>
                        <text:h text:style-name="P46" text:outline-level="3"><text:span text:style-name="T26">Các bài tập ngôn ngữ lập trình java</text:span></text:h>
                      </text:list-item>
                    </text:list>
                  </text:list-item>
                </text:list>
              </text:list-item>
            </text:list>
          </table:table-cell>
          <table:table-cell table:style-name="Bảng5.A2" office:value-type="string">
            <text:p text:style-name="P16"/>
          </table:table-cell>
          <table:table-cell table:style-name="Bảng5.A2" office:value-type="string">
            <text:p text:style-name="Table_20_Paragraph"><text:span text:style-name="T1">17/11/2019</text:span></text:p>
          </table:table-cell>
        </table:table-row>
      </table:table>
      <text:p text:style-name="P9"/>
      <text:p text:style-name="P9"/>
      <text:p text:style-name="P8"><text:span text:style-name="T7">Những nhiệm vụ tự</text:span><text:span text:style-name="T21"> </text:span><text:span text:style-name="T7">giao</text:span></text:p>
      <table:table table:name="Bảng6" table:style-name="Bảng6">
        <table:table-column table:style-name="Bảng6.A"/>
        <table:table-column table:style-name="Bảng6.B"/>
        <table:table-row table:style-name="Bảng6.1">
          <table:table-cell table:style-name="Bảng6.A1" office:value-type="string">
            <text:p text:style-name="P36"><text:span text:style-name="T6">Nhiệm vụ</text:span></text:p>
          </table:table-cell>
          <table:table-cell table:style-name="Bảng6.A1" office:value-type="string">
            <text:p text:style-name="P36"><text:span text:style-name="T6">Kết quả</text:span></text:p>
          </table:table-cell>
        </table:table-row>
        <table:table-row table:style-name="Bảng6.1">
          <table:table-cell table:style-name="Bảng6.A1" office:value-type="string">
            <text:p text:style-name="P16"/>
          </table:table-cell>
          <table:table-cell table:style-name="Bảng6.A1" office:value-type="string">
            <text:p text:style-name="Table_20_Paragraph"><text:span text:style-name="T1"><text:s text:c="2"/></text:span></text:p>
          </table:table-cell>
        </table:table-row>
        <table:table-row table:style-name="Bảng6.1">
          <table:table-cell table:style-name="Bảng6.A1" office:value-type="string">
            <text:p text:style-name="P16"/>
          </table:table-cell>
          <table:table-cell table:style-name="Bảng6.A1" office:value-type="string">
            <text:p text:style-name="P16"/>
          </table:table-cell>
        </table:table-row>
        <table:table-row table:style-name="Bảng6.4">
          <table:table-cell table:style-name="Bảng6.A1" office:value-type="string">
            <text:p text:style-name="Table_20_Paragraph"><text:span text:style-name="T1"><text:s/></text:span></text:p>
          </table:table-cell>
          <table:table-cell table:style-name="Bảng6.A1" office:value-type="string">
            <text:p text:style-name="P16"/>
          </table:table-cell>
        </table:table-row>
        <table:table-row table:style-name="Bảng6.4">
          <table:table-cell table:style-name="Bảng6.A1" office:value-type="string">
            <text:p text:style-name="P16"/>
          </table:table-cell>
          <table:table-cell table:style-name="Bảng6.A1" office:value-type="string">
            <text:p text:style-name="P17"/>
          </table:table-cell>
        </table:table-row>
      </table:table>
      <text:p text:style-name="P52"/>
      <text:p text:style-name="P6"><text:span text:style-name="T6">Những trở ngại gặp phải</text:span></text:p>
      <table:table table:name="Bảng7" table:style-name="Bảng7">
        <table:table-column table:style-name="Bảng7.A"/>
        <table:table-column table:style-name="Bảng7.B"/>
        <table:table-column table:style-name="Bảng7.C"/>
        <table:table-column table:style-name="Bảng7.D"/>
        <table:table-row table:style-name="Bảng7.1">
          <table:table-cell table:style-name="Bảng7.A1" office:value-type="string">
            <text:p text:style-name="P38"><text:span text:style-name="T5">Trở ngại</text:span></text:p>
          </table:table-cell>
          <table:table-cell table:style-name="Bảng7.A1" office:value-type="string">
            <text:p text:style-name="P39"><text:span text:style-name="T6">Những hành động tháo gỡ đã thực hiện</text:span></text:p>
          </table:table-cell>
          <table:table-cell table:style-name="Bảng7.A1" office:value-type="string">
            <text:p text:style-name="P40"><text:span text:style-name="T9">Đ</text:span><text:span text:style-name="T6">ã xong chưa</text:span></text:p>
            <text:p text:style-name="P41"/>
          </table:table-cell>
          <table:table-cell table:style-name="Bảng7.A1" office:value-type="string">
            <text:p text:style-name="P42"><text:span text:style-name="T6">Những hành động tháo gỡ kế tiếp</text:span></text:p>
            <text:p text:style-name="P43"/>
          </table:table-cell>
        </table:table-row>
        <table:table-row table:style-name="Bảng7.2">
          <table:table-cell table:style-name="Bảng7.A1" office:value-type="string">
            <text:p text:style-name="P16"/>
          </table:table-cell>
          <table:table-cell table:style-name="Bảng7.A1" office:value-type="string">
            <text:p text:style-name="P17"/>
          </table:table-cell>
          <table:table-cell table:style-name="Bảng7.A1" office:value-type="string">
            <text:p text:style-name="P16"/>
          </table:table-cell>
          <table:table-cell table:style-name="Bảng7.A1" office:value-type="string">
            <text:p text:style-name="P17"/>
          </table:table-cell>
        </table:table-row>
        <table:table-row table:style-name="Bảng7.2">
          <table:table-cell table:style-name="Bảng7.A1" office:value-type="string">
            <text:p text:style-name="P20"/>
          </table:table-cell>
          <table:table-cell table:style-name="Bảng7.A1" office:value-type="string">
            <text:p text:style-name="P17"/>
          </table:table-cell>
          <table:table-cell table:style-name="Bảng7.A1" office:value-type="string">
            <text:p text:style-name="P16"/>
          </table:table-cell>
          <table:table-cell table:style-name="Bảng7.A1" office:value-type="string">
            <text:p text:style-name="P17"/>
          </table:table-cell>
        </table:table-row>
        <table:table-row table:style-name="Bảng7.2">
          <table:table-cell table:style-name="Bảng7.A1" office:value-type="string">
            <text:p text:style-name="P17"/>
          </table:table-cell>
          <table:table-cell table:style-name="Bảng7.A1" office:value-type="string">
            <text:p text:style-name="P17"/>
          </table:table-cell>
          <table:table-cell table:style-name="Bảng7.A1" office:value-type="string">
            <text:p text:style-name="P17"/>
          </table:table-cell>
          <table:table-cell table:style-name="Bảng7.A1" office:value-type="string">
            <text:p text:style-name="P17"/>
          </table:table-cell>
        </table:table-row>
      </table:table>
      <text:p text:style-name="P8"><text:span text:style-name="T7">Các câu hỏi quan trọng nhất đã đặt ra</text:span></text:p>
      <table:table table:name="Bảng8" table:style-name="Bảng8">
        <table:table-column table:style-name="Bảng8.A" table:number-columns-repeated="2"/>
        <table:table-row table:style-name="Bảng8.1">
          <table:table-cell table:style-name="Bảng8.A1" office:value-type="string">
            <text:p text:style-name="P18"><text:span text:style-name="T6">Câu hỏi</text:span></text:p>
          </table:table-cell>
          <table:table-cell table:style-name="Bảng8.A1" office:value-type="string">
            <text:p text:style-name="P18"><text:span text:style-name="T6">Kết quả nhận được/tìm</text:span></text:p>
            <text:p text:style-name="P44"><text:span text:style-name="T6">được/rút ra được</text:span></text:p>
          </table:table-cell>
        </table:table-row>
        <table:table-row table:style-name="Bảng8.2">
          <table:table-cell table:style-name="Bảng8.A2" office:value-type="string">
            <text:p text:style-name="Table_20_Paragraph"><text:span text:style-name="T1"><text:s/></text:span></text:p>
          </table:table-cell>
          <table:table-cell table:style-name="Bảng8.A2" office:value-type="string">
            <text:p text:style-name="P16"/>
          </table:table-cell>
        </table:table-row>
      </table:table>
      <text:p text:style-name="P8"><text:span text:style-name="T6">Những kiến thức/kỹ năng gia tăng có ý nghĩa nhất</text:span></text:p>
      <table:table table:name="Bảng9" table:style-name="Bảng9">
        <table:table-column table:style-name="Bảng9.A"/>
        <table:table-column table:style-name="Bảng9.B"/>
        <table:table-row table:style-name="Bảng9.1">
          <table:table-cell table:style-name="Bảng9.A1" office:value-type="string">
            <text:p text:style-name="P18"><text:span text:style-name="T6">Kiến thức/kỹ năng</text:span></text:p>
          </table:table-cell>
          <table:table-cell table:style-name="Bảng9.A1" office:value-type="string">
            <text:p text:style-name="P18"><text:span text:style-name="T6">Nguyên nhân</text:span></text:p>
            <text:p text:style-name="P44"><text:span text:style-name="T6">nhận được</text:span></text:p>
          </table:table-cell>
        </table:table-row>
        <table:table-row table:style-name="Bảng9.2">
          <table:table-cell table:style-name="Bảng9.A1" office:value-type="string">
            <text:p text:style-name="P17"/>
          </table:table-cell>
          <table:table-cell table:style-name="Bảng9.A1" office:value-type="string">
            <text:p text:style-name="Table_20_Paragraph"><text:span text:style-name="T1"><text:s/></text:span></text:p>
          </table:table-cell>
        </table:table-row>
      </table:table>
      <text:p text:style-name="P10"><text:span text:style-name="T6">Những hành động cải tiến tuần</text:span><text:span text:style-name="T22"> </text:span><text:span text:style-name="T6">tới</text:span></text:p>
      <text:p text:style-name="P12"><text:span text:style-name="T1">Đặt</text:span><text:span text:style-name="T23"> </text:span><text:span text:style-name="T1">các</text:span><text:span text:style-name="T10"> </text:span><text:span text:style-name="T1">hành</text:span><text:span text:style-name="T10"> </text:span><text:span text:style-name="T1">động</text:span><text:span text:style-name="T10"> </text:span><text:span text:style-name="T1">theo</text:span><text:span text:style-name="T10"> </text:span><text:span text:style-name="T1">tiêu</text:span><text:span text:style-name="T10"> </text:span><text:span text:style-name="T1">chuẩn</text:span><text:span text:style-name="T10"> </text:span><text:span text:style-name="T1">SMART,</text:span><text:span text:style-name="T10"> </text:span><text:span text:style-name="T1">chấm</text:span><text:span text:style-name="T23"> </text:span><text:span text:style-name="T1">điểm</text:span><text:span text:style-name="T10"> </text:span><text:span text:style-name="T1">từ</text:span><text:span text:style-name="T10"> </text:span><text:span text:style-name="T1">1</text:span><text:span text:style-name="T10"> </text:span><text:span text:style-name="T1">đến</text:span><text:span text:style-name="T10"> </text:span><text:span text:style-name="T1">4</text:span><text:span text:style-name="T10"> </text:span><text:span text:style-name="T1">theo</text:span><text:span text:style-name="T10"> </text:span><text:span text:style-name="T1">mô</text:span><text:span text:style-name="T10"> </text:span><text:span text:style-name="T1">tả</text:span><text:span text:style-name="T23"> </text:span><text:span text:style-name="T1">trong khóa</text:span><text:span text:style-name="T24"> </text:span><text:span text:style-name="T1">Kanban.</text:span></text:p>
      <text:p text:style-name="P13"/>
      <table:table table:name="Bảng10" table:style-name="Bảng10">
        <table:table-column table:style-name="Bảng10.A"/>
        <table:table-column table:style-name="Bảng10.B"/>
        <table:table-column table:style-name="Bảng10.C"/>
        <table:table-column table:style-name="Bảng10.B"/>
        <table:table-column table:style-name="Bảng10.C"/>
        <table:table-column table:style-name="Bảng10.F"/>
        <table:table-column table:style-name="Bảng10.G"/>
        <table:table-row table:style-name="Bảng10.1">
          <table:table-cell table:style-name="Bảng10.A1" office:value-type="string">
            <text:p text:style-name="P37"><text:span text:style-name="T6">Hành động</text:span></text:p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45"><text:span text:style-name="T5">Tổng</text:span></text:p>
          </table:table-cell>
        </table:table-row>
        <table:table-row table:style-name="Bảng10.2">
          <table:table-cell table:style-name="Bảng10.B1" office:value-type="string">
            <text:p text:style-name="P29"/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16"/>
          </table:table-cell>
          <table:table-cell table:style-name="Bảng10.B1" office:value-type="string">
            <text:p text:style-name="P16"/>
          </table:table-cell>
        </table:table-row>
      </table:table>
      <text:p text:style-name="P55"/>
      <text:list xml:id="list36284069" text:continue-numbering="true" text:style-name="Outline">
        <text:list-item>
          <text:list>
            <text:list-item>
              <text:h text:style-name="Heading_20_2" text:outline-level="2"><text:span text:style-name="T3">Những nhiệm vụ cốt lõi của tuần tới</text:span></text:h>
            </text:list-item>
          </text:list>
        </text:list-item>
      </text:list>
      <table:table table:name="Bảng11" table:style-name="Bảng11">
        <table:table-column table:style-name="Bảng11.A"/>
        <table:table-column table:style-name="Bảng11.B"/>
        <table:table-row table:style-name="Bảng11.1">
          <table:table-cell table:style-name="Bảng11.A1" office:value-type="string">
            <text:p text:style-name="P18"><text:span text:style-name="T6">Nhiệm vụ</text:span></text:p>
          </table:table-cell>
          <table:table-cell table:style-name="Bảng11.A1" office:value-type="string">
            <text:p text:style-name="P18"><text:span text:style-name="T5">Thời</text:span></text:p>
            <text:p text:style-name="P44"><text:span text:style-name="T6">gian ước tính</text:span></text:p>
          </table:table-cell>
        </table:table-row>
        <table:table-row table:style-name="Bảng11.2">
          <table:table-cell table:style-name="Bảng11.A2" office:value-type="string">
            <text:p text:style-name="Table_20_Paragraph"><text:span text:style-name="T1">Hoàn thành các bài tập trên jame</text:span></text:p>
          </table:table-cell>
          <table:table-cell table:style-name="Bảng11.A2" office:value-type="string"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Noto Serif" svg:font-family="'Noto Serif'" style:font-family-generic="roman" style:font-pitch="variable"/>
    <style:font-face style:name="Open Sans" svg:font-family="'Ope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Noto Serif1" svg:font-family="'Noto Serif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Noto Serif" style:font-name-asian="Noto Serif1" style:font-name-complex="Noto Serif1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1366in" fo:margin-right="0.0264in" fo:margin-top="0.0673in" fo:margin-bottom="0in" fo:text-align="center" style:justify-single-word="false" fo:text-indent="0in" style:auto-text-indent="false"/>
      <style:text-properties style:font-name="Arial1" fo:font-size="16pt" fo:font-weight="bold" style:font-name-asian="Arial2" style:font-size-asian="16pt" style:font-weight-asian="bold" style:font-name-complex="Arial2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9689in" fo:margin-right="0in" fo:text-indent="0in" style:auto-text-indent="false"/>
      <style:text-properties style:font-name="Arial1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0.9583in" fo:margin-right="0in" fo:margin-top="0.0382in" fo:margin-bottom="0in" fo:text-indent="0in" style:auto-text-indent="false"/>
      <style:text-properties style:font-name="Arial1" fo:font-size="13pt" fo:font-weight="bold" style:font-name-asian="Arial2" style:font-size-asian="13pt" style:font-weight-asian="bold" style:font-name-complex="Arial2" style:font-size-complex="13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 style:default-outline-level="" style:list-style-name="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fo:font-size="13pt" fo:letter-spacing="-0.0008in" fo:font-weight="bold" style:font-name-asian="Arial2" style:font-size-asian="13pt" style:font-weight-asian="bold" style:font-name-complex="Arial2" style:font-size-complex="13pt" style:font-weight-complex="bold" style:text-scale="79%"/>
    </style:style>
    <style:style style:name="ListLabel_20_2" style:display-name="ListLabel 2" style:family="text">
      <style:text-properties fo:font-size="13pt" fo:letter-spacing="-0.0008in" style:font-name-asian="Arial2" style:font-size-asian="13pt" style:font-name-complex="Arial2" style:font-size-complex="13pt" style:text-scale="79%"/>
    </style:style>
    <style:style style:name="ListLabel_20_3" style:display-name="ListLabel 3" style:family="text">
      <style:text-properties fo:font-size="13pt" fo:letter-spacing="-0.0008in" fo:font-weight="bold" style:font-name-asian="Arial2" style:font-size-asian="13pt" style:font-weight-asian="bold" style:font-name-complex="Arial2" style:font-size-complex="13pt" style:font-weight-complex="bold" style:text-scale="102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958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5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2.1083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68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3.258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4083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98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55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0.9583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5in" fo:margin-left="1.5335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5in" fo:margin-left="2.1083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5in" fo:margin-left="2.6835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5in" fo:margin-left="3.2583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5in" fo:margin-left="4.4083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5in" fo:margin-left="4.9835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5in" fo:margin-left="5.558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016in" fo:margin-left="1.1701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2016in" fo:margin-left="1.7209in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2016in" fo:margin-left="2.2752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2016in" fo:margin-left="2.8291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2016in" fo:margin-left="3.3835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2016in" fo:margin-left="3.937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2016in" fo:margin-left="4.4917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2016in" fo:margin-left="5.0457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2016in" fo:margin-left="5.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2636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text:anchor-type="as-char" svg:width="0.0161in" svg:height="0.0161in" draw:z-index="2"><draw:image xlink:href="Pictures/10000000000001B800000158193D93A7.jpg" xlink:type="simple" xlink:show="embed" xlink:actuate="onLoad"/></draw:frame></text:p>
      </style:header>
      <style:footer>
        <text:p text:style-name="MP1"><draw:frame draw:style-name="Mfr1" text:anchor-type="as-char" svg:width="0.0161in" svg:height="0.0161in" draw:z-index="6"><draw:image xlink:href="Pictures/10000201000002780000001A8875D17B.png" xlink:type="simple" xlink:show="embed" xlink:actuate="onLoad"/></draw:frame><draw:frame draw:style-name="Mfr1" text:anchor-type="as-char" svg:width="0.0161in" svg:height="0.0161in" draw:z-index="9"><draw:image xlink:href="Pictures/10000201000000840000003F58C0AC2A.png" xlink:type="simple" xlink:show="embed" xlink:actuate="onLoad"/></draw:frame><draw:frame draw:style-name="Mfr1" text:anchor-type="as-char" svg:width="0.0161in" svg:height="0.0161in" draw:z-index="12"><draw:image xlink:href="Pictures/100000000000002A0000002AAEC81DAD.jpg" xlink:type="simple" xlink:show="embed" xlink:actuate="onLoad"/></draw:frame></text:p>
      </style:footer>
    </style:master-page>
    <style:master-page style:name="Converted1" style:page-layout-name="Mpm2">
      <style:header>
        <text:p text:style-name="MP1"><draw:frame draw:style-name="Mfr1" text:anchor-type="as-char" svg:width="0.0161in" svg:height="0.0161in" draw:z-index="0"><draw:image xlink:href="Pictures/10000000000001B800000158193D93A7.jpg" xlink:type="simple" xlink:show="embed" xlink:actuate="onLoad"/></draw:frame></text:p>
      </style:header>
      <style:footer>
        <text:p text:style-name="MP1"><draw:frame draw:style-name="Mfr1" text:anchor-type="as-char" svg:width="0.0161in" svg:height="0.0161in" draw:z-index="0"><draw:image xlink:href="Pictures/10000201000002780000001A8875D17B.png" xlink:type="simple" xlink:show="embed" xlink:actuate="onLoad"/></draw:frame><draw:frame draw:style-name="Mfr1" text:anchor-type="as-char" svg:width="0.0161in" svg:height="0.0161in" draw:z-index="0"><draw:image xlink:href="Pictures/10000201000000840000003F58C0AC2A.png" xlink:type="simple" xlink:show="embed" xlink:actuate="onLoad"/></draw:frame><draw:frame draw:style-name="Mfr1" text:anchor-type="as-char" svg:width="0.0161in" svg:height="0.0161in" draw:z-index="0"><draw:image xlink:href="Pictures/100000000000002A0000002AAEC81DAD.jpg" xlink:type="simple" xlink:show="embed" xlink:actuate="onLoad"/></draw:frame></text:p>
      </style:footer>
    </style:master-page>
    <style:master-page style:name="Converted2" style:page-layout-name="Mpm2">
      <style:header>
        <text:p text:style-name="MP1"><draw:frame draw:style-name="Mfr1" text:anchor-type="as-char" svg:width="0.0161in" svg:height="0.0161in" draw:z-index="13"><draw:image xlink:href="Pictures/10000000000001B800000158193D93A7.jpg" xlink:type="simple" xlink:show="embed" xlink:actuate="onLoad"/></draw:frame></text:p>
      </style:header>
      <style:footer>
        <text:p text:style-name="MP1"><draw:frame draw:style-name="Mfr1" text:anchor-type="as-char" svg:width="0.0161in" svg:height="0.0161in" draw:z-index="14"><draw:image xlink:href="Pictures/10000201000002780000001A8875D17B.png" xlink:type="simple" xlink:show="embed" xlink:actuate="onLoad"/></draw:frame><draw:frame draw:style-name="Mfr1" text:anchor-type="as-char" svg:width="0.0161in" svg:height="0.0161in" draw:z-index="15"><draw:image xlink:href="Pictures/10000201000000840000003F58C0AC2A.png" xlink:type="simple" xlink:show="embed" xlink:actuate="onLoad"/></draw:frame><draw:frame draw:style-name="Mfr1" text:anchor-type="as-char" svg:width="0.0161in" svg:height="0.0161in" draw:z-index="16"><draw:image xlink:href="Pictures/100000000000002A0000002AAEC81DAD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 Ninh</meta:initial-creator>
    <dc:creator>Huy NGUYỄN</dc:creator>
    <meta:editing-cycles>5</meta:editing-cycles>
    <meta:creation-date>2019-11-14T09:41:00</meta:creation-date>
    <dc:date>2020-04-29T16:05:47.31</dc:date>
    <meta:editing-duration>PT3S</meta:editing-duration>
    <meta:generator>OpenOffice/4.1.7$Win32 OpenOffice.org_project/417m1$Build-9800</meta:generator>
    <meta:document-statistic meta:table-count="11" meta:image-count="12" meta:object-count="0" meta:page-count="3" meta:paragraph-count="99" meta:word-count="421" meta:character-count="1841"/>
    <meta:user-defined meta:name="AppVersion">14.0000</meta:user-defined>
    <meta:user-defined meta:name="Company">Fall Creato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